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ry spuštění</text:p>
      <text:p text:style-name="Standard"/>
      <text:p text:style-name="Standard">windows7.exe &lt;šířka&gt; &lt;výška&gt; &lt;fullscreen&gt; &lt;skybox&gt; &lt;terén&gt; &lt;voda&gt;</text:p>
      <text:p text:style-name="Standard"/>
      <text:p text:style-name="Standard">&lt;šířka&gt; – šířka okna, standardní hodnota je 1366</text:p>
      <text:p text:style-name="Standard">&lt;výška&gt; – výška okna, standardní hodnota je 768</text:p>
      <text:p text:style-name="Standard">&lt;fullscreen&gt; – 1 přes celou obrazovku, 0 v okně, standardní hodnota je 1</text:p>
      <text:p text:style-name="Standard">&lt;skybox&gt; – hodnoty <draw:frame draw:style-name="fr1" draw:name="Objekt1" text:anchor-type="as-char" svg:width="0.617cm" svg:height="0.527cm" draw:z-index="0"><draw:object xlink:href="./Object 1" xlink:type="simple" xlink:show="embed" xlink:actuate="onLoad"/><draw:image xlink:href="./ObjectReplacements/Object 1" xlink:type="simple" xlink:show="embed" xlink:actuate="onLoad"/></draw:frame>- rozlišení skyboxu</text:p>
      <text:p text:style-name="Standard">&lt;terén&gt; – hodnoty <draw:frame draw:style-name="fr1" draw:name="Objekt2" text:anchor-type="as-char" svg:width="0.617cm" svg:height="0.527cm" draw:z-index="1"><draw:object xlink:href="./Object 2" xlink:type="simple" xlink:show="embed" xlink:actuate="onLoad"/><draw:image xlink:href="./ObjectReplacements/Object 2" xlink:type="simple" xlink:show="embed" xlink:actuate="onLoad"/></draw:frame>- rozlišení bump mapy terénu</text:p>
      <text:p text:style-name="Standard">&lt;voda&gt; – hodnoty <draw:frame draw:style-name="fr1" draw:name="Objekt3" text:anchor-type="as-char" svg:width="0.617cm" svg:height="0.527cm" draw:z-index="2"><draw:object xlink:href="./Object 3" xlink:type="simple" xlink:show="embed" xlink:actuate="onLoad"/><draw:image xlink:href="./ObjectReplacements/Object 3" xlink:type="simple" xlink:show="embed" xlink:actuate="onLoad"/></draw:frame>- rozlišení textury vody</text:p>
      <text:p text:style-name="Standard"/>
      <text:p text:style-name="Standard">Program lze spustit bez parametrů, nebo jen s některými. Důležité je pořadí parametrů.</text:p>
      <text:p text:style-name="Standard">Možné spuštění programu:</text:p>
      <text:p text:style-name="Standard"/>
      <text:p text:style-name="Standard">windows7.exe</text:p>
      <text:p text:style-name="Standard">nebo</text:p>
      <text:p text:style-name="Standard">windows7.exe &lt;šířka&gt;</text:p>
      <text:p text:style-name="Standard">nebo</text:p>
      <text:p text:style-name="Standard">windows7.exe &lt;šířka&gt; &lt;výška&gt;</text:p>
      <text:p text:style-name="Standard">nebo</text:p>
      <text:p text:style-name="Standard">windows7.exe &lt;šířka&gt; &lt;výška&gt; &lt;fullscreen&gt;</text:p>
      <text:p text:style-name="Standard">nebo</text:p>
      <text:p text:style-name="Standard">windows7.exe &lt;šířka&gt; &lt;výška&gt; &lt;fullscreen&gt; &lt;skybox&gt;</text:p>
      <text:p text:style-name="Standard">nebo</text:p>
      <text:p text:style-name="Standard">windows7.exe &lt;šířka&gt; &lt;výška&gt; &lt;fullscreen&gt; &lt;skybox&gt; &lt;terén&gt;</text:p>
      <text:p text:style-name="Standard">nebo</text:p>
      <text:p text:style-name="Standard">windows7.exe &lt;šířka&gt; &lt;výška&gt; &lt;fullscreen&gt; &lt;skybox&gt; &lt;terén&gt; &lt;voda&gt;</text:p>
      <text:p text:style-name="Standard"/>
      <text:p text:style-name="Standard">Pokud některý parametr neuvedeme vezme se standardní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mon </meta:initial-creator>
    <meta:creation-date>2012-05-21T20:13:44</meta:creation-date>
    <dc:date>2012-05-21T20:23:44</dc:date>
    <dc:creator>dormon </dc:creator>
    <meta:editing-duration>PT00H10M02S</meta:editing-duration>
    <meta:editing-cycles>2</meta:editing-cycles>
    <meta:generator>OpenOffice.org/3.2$Unix OpenOffice.org_project/320m12$Build-9483</meta:generator>
    <meta:document-statistic meta:table-count="0" meta:image-count="0" meta:object-count="3" meta:page-count="1" meta:paragraph-count="24" meta:word-count="116" meta:character-count="839"/>
  </office:meta>
</office:document-meta>
</file>

<file path=Object 1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3/content.xml><?xml version="1.0" encoding="utf-8"?>
<math xmlns="http://www.w3.org/1998/Math/MathML">
  <semantics>
    <msup>
      <mn>2</mn>
      <mi>N</mi>
    </msup>
    <annotation encoding="StarMath 5.0">2^N</annotation>
  </semantics>
</math>
</file>